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text-properties fo:color="#000000"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f00"/>
    </style:style>
    <style:style style:name="T5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89955101" text:style-name="L1">
        <text:list-item>
          <text:p text:style-name="P3">Napravi da se sam kreira <text:span text:style-name="T2">arff fajl iz koda </text:span>tj onaj header gore da doda.(Moze i seljacki samo da onaj tekst nalepim na procesirani fajl)</text:p>
        </text:list-item>
        <text:list-item>
          <text:p text:style-name="P3">vidi sa <text:span text:style-name="T2">stemming</text:span><text:span text:style-name="T4"> <text:s/></text:span>sta se desava? </text:p>
        </text:list-item>
        <text:list-item>
          <text:p text:style-name="P3">Dodaj neki <text:span text:style-name="T1">feature</text:span><text:span text:style-name="T2"> selection</text:span> <text:span text:style-name="T3">TF-IDF, information gain, Chi Square</text:span></text:p>
        </text:list-item>
        <text:list-item>
          <text:p text:style-name="P5">Sredi data setove tako da bude jednako pozitivnih i negativnih!</text:p>
        </text:list-item>
        <text:list-item>
          <text:p text:style-name="P5">Test set ubaci u WekaClassifier i vidi koliko je precizan! I da istampa sve pogresno klasifikovane da bi mogao <text:span text:style-name="T4">malo to da prodiskutujem</text:span></text:p>
        </text:list-item>
        <text:list-item>
          <text:p text:style-name="P5">Zalepi <text:span text:style-name="T4">not_rec</text:span> jer tako negiram tu rec i smanjijem joj znacaj a bez lepljenja i ne bas!</text:p>
        </text:list-item>
        <text:list-item>
          <text:p text:style-name="P5">Probaj <text:span text:style-name="T4">MaxEnt</text:span> classifier u openNLP</text:p>
        </text:list-item>
        <text:list-item>
          <text:p text:style-name="P5">Provali kako <text:span text:style-name="T4">Stanford classifier i CoreNLP rade</text:span></text:p>
        </text:list-item>
        <text:list-item>
          <text:p text:style-name="P5">Sve ove nove radove o ML poskidaj i istampaj pre Japana!Izbaci non-</text:p>
        </text:list-item>
        <text:list-item>
          <text:p text:style-name="P4">Remove non-English words:<text:span text:style-name="T5"> </text:span><text:a xlink:type="simple" xlink:href="http://code.google.com/apis/language/translate/v1/using_rest_langdetect.html"><text:span text:style-name="T5">http://code.google.com/apis/language/translate/v1/using_rest_langdetect.html</text:span></text:a><text:span text:style-name="T5"> </text:span></text:p>
        </text:list-item>
        <text:list-item>
          <text:p text:style-name="P5">Probaj SMO u weki to je kao SVM valjda</text:p>
        </text:list-item>
        <text:list-item>
          <text:p text:style-name="P5">Kako se pravi Intance representation str 43. <text:s/>??</text:p>
        </text:list-item>
        <text:list-item>
          <text:p text:style-name="P5">Probaj sa spojenim kaggle setom, možda tako postane bolje zato što stavi veći fokus na pozitivne i negativne, ne oko 73 bude.</text:p>
        </text:list-item>
        <text:list-item>
          <text:p text:style-name="P5"><text:span text:style-name="T4">Prevedi smajlije u tekst </text:span>:) → happy :( → <text:s/>sad &lt;3 → love <text:s/>:O shocked</text:p>
          <text:p text:style-name="P5"><text:a xlink:type="simple" xlink:href="http://www.datagenetics.com/blog/october52012/index.html">http://www.datagenetics.com/blog/october52012/index.html</text:a></text:p>
          <text:p text:style-name="P5">obrati paznju na i na to da moze :d i :D ili :o i :O ...p P </text:p>
        </text:list-item>
        <text:list-item>
          <text:p text:style-name="P5"/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17T01:58:36</dc:date>
    <dc:creator>Aleksandar </dc:creator>
    <meta:editing-duration>P4DT5H40M49S</meta:editing-duration>
    <meta:editing-cycles>144</meta:editing-cycles>
    <meta:document-statistic meta:table-count="0" meta:image-count="0" meta:object-count="0" meta:page-count="1" meta:paragraph-count="16" meta:word-count="206" meta:character-count="1179" meta:non-whitespace-character-count="998"/>
  </office:meta>
</office:document-meta>
</file>